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Ef2</text:p>
          </table:table-cell>
          <table:table-cell office:value-type="string" calcext:value-type="string">
            <text:p>Ef3</text:p>
          </table:table-cell>
          <table:table-cell office:value-type="string" calcext:value-type="string">
            <text:p>Ef4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Ef1: C1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Ef2: !C1 &amp;&amp; C2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Ef3: !C1 &amp;&amp; !C2 &amp;&amp; !C3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7" table:number-rows-spanned="1">
            <text:p>Ef4: !C1 &amp;&amp; !C2 &amp;&amp; C3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00:06:53.147000000</meta:creation-date>
    <dc:date>2023-04-17T00:45:37.696000000</dc:date>
    <meta:editing-duration>PT3M42S</meta:editing-duration>
    <meta:editing-cycles>1</meta:editing-cycles>
    <meta:generator>LibreOffice/7.3.3.2$Windows_X86_64 LibreOffice_project/d1d0ea68f081ee2800a922cac8f79445e4603348</meta:generator>
    <meta:document-statistic meta:table-count="1" meta:cell-count="139" meta:object-count="0"/>
  </office:meta>
</office:document-meta>
</file>